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4"/>
    <style:style style:name="P4" style:family="paragraph" style:parent-style-name="Standard" style:list-style-name="L5"/>
    <style:style style:name="P5"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5">Water Service Coverage in Kenya – County Needs Assessment </text:p>
      <text:p text:style-name="Standard"/>
      <text:p text:style-name="Standard"><text:tab/>The Kenyan government has received funds to award contracts to water service providers(WSPs). The aim is to provide contracts to water service companies that wish to build in counties that have populations with severe need of expanded water service coverage. </text:p>
      <text:p text:style-name="Standard"/>
      <text:p text:style-name="Standard"><text:tab/>A web map hosted on the Kenyan government's web site has been requested so the public can review the data in preparation for a public hearing that will be held before the final counties are chosen.</text:p>
      <text:p text:style-name="Standard"/>
      <text:list xml:id="list6832287445820514974" text:style-name="L1">
        <text:list-item>
          <text:p text:style-name="P1">A web map is requested to display where and to what extent certain counties require expanded water service coverage.</text:p>
        </text:list-item>
        <text:list-item>
          <text:p text:style-name="P1">As a map maker, I want an easy to use and understand web map that clearly defines counties of high water service coverage need and allows the user to select individual counties for statistics and current WSPs.</text:p>
        </text:list-item>
        <text:list-item>
          <text:p text:style-name="P1">The goal for the user is to be educated on that data being used to determine qualifying counties. They should be more prepared for the public hearing by viewing this map first, they should also be encouraged to attend the public hearing because of this map. </text:p>
        </text:list-item>
      </text:list>
      <text:p text:style-name="Standard"/>
      <text:p text:style-name="Standard">Content requirements:</text:p>
      <text:p text:style-name="Standard"/>
      <text:list xml:id="list3831673952599876612" text:style-name="L4">
        <text:list-item>
          <text:p text:style-name="P3">County-level data summaries</text:p>
        </text:list-item>
        <text:list-item>
          <text:p text:style-name="P3">Population statistics (Percent of County pop. Within service areas of WSPs) and current WSPs operating within county-level</text:p>
        </text:list-item>
        <text:list-item>
          <text:p text:style-name="P3">Kenyan Government Seal/logo</text:p>
        </text:list-item>
        <text:list-item>
          <text:p text:style-name="P3">Data source information</text:p>
        </text:list-item>
        <text:list-item>
          <text:p text:style-name="P3">Information relating to the origin of the funding and background information on the initiative</text:p>
        </text:list-item>
        <text:list-item>
          <text:p text:style-name="P3">Information <text:span text:style-name="T1">advertising</text:span> the upcoming public hearing and encouraging attendance</text:p>
        </text:list-item>
      </text:list>
      <text:p text:style-name="Standard"/>
      <text:p text:style-name="Standard"/>
      <text:p text:style-name="Standard">Functional specifications:</text:p>
      <text:p text:style-name="Standard"/>
      <text:p text:style-name="Standard">The web map will allow the user two click on counties in order to display on a county level:</text:p>
      <text:list xml:id="list1961845530870050906" text:style-name="L2">
        <text:list-item>
          <text:p text:style-name="P2">The percentage of population that is within water service provider coverage</text:p>
        </text:list-item>
        <text:list-item>
          <text:p text:style-name="P2">The names of the water service providers in the county</text:p>
          <text:p text:style-name="P2"/>
        </text:list-item>
      </text:list>
      <text:list xml:id="list2836818539542219849" text:style-name="L5">
        <text:list-item>
          <text:p text:style-name="P4">The counties will be symbolized proportionally based on percentage of population that is within water service provider coverage</text:p>
        </text:list-item>
        <text:list-item>
          <text:p text:style-name="P4">Informational text-box that describes what the project is and the background</text:p>
        </text:list-item>
        <text:list-item>
          <text:p text:style-name="P4">Informational text-box advertising the upcoming hearing</text:p>
        </text:list-item>
        <text:list-item>
          <text:p text:style-name="P4">Discourage zooming and panning (perhaps disable) and encourage clicking for pop-ups. The web map is meant to function more as an interactive pos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1T22:02:35.49</meta:creation-date>
    <dc:date>2016-05-11T22:41:08.02</dc:date>
    <meta:editing-duration>PT38M31S</meta:editing-duration>
    <meta:editing-cycles>4</meta:editing-cycles>
    <meta:generator>OpenOffice/4.1.2$Win32 OpenOffice.org_project/412m3$Build-9782</meta:generator>
    <meta:document-statistic meta:table-count="0" meta:image-count="0" meta:object-count="0" meta:page-count="1" meta:paragraph-count="21" meta:word-count="352" meta:character-count="2162"/>
  </office:meta>
</office:document-meta>
</file>